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e86" officeooo:paragraph-rsid="00008e86"/>
    </style:style>
    <style:style style:name="T1" style:family="text">
      <style:text-properties officeooo:rsid="0000de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buenas <text:span text:style-name="T1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31T20:27:14.637000000</dc:date>
    <meta:editing-duration>PT10S</meta:editing-duration>
    <meta:editing-cycles>2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